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1567f7" officeooo:paragraph-rsid="001567f7" style:font-weight-asian="bold" style:font-weight-complex="bold"/>
    </style:style>
    <style:style style:name="P2" style:family="paragraph" style:parent-style-name="Standard" style:list-style-name="L1">
      <style:text-properties fo:font-weight="normal" officeooo:rsid="001567f7" officeooo:paragraph-rsid="001567f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24465401161869219" text:style-name="L1">
        <text:list-item>
          <text:p text:style-name="P1">VIEWS:</text:p>
          <text:list>
            <text:list-item>
              <text:p text:style-name="P2">crear una vista:</text:p>
              <text:list>
                <text:list-item>
                  <text:p text:style-name="P2">create view ____ (nombre de la vista) as (a continuacion va un select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9:50:14.024164924</meta:creation-date>
    <dc:date>2017-02-21T20:15:49.115950912</dc:date>
    <meta:editing-duration>PT15M25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20" meta:character-count="95" meta:non-whitespace-character-count="81"/>
  </office:meta>
</office:document-meta>
</file>